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7.63mm"/>
    </style:style>
    <style:style style:name="co2" style:family="table-column">
      <style:table-column-properties fo:break-before="auto" style:column-width="45.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40mm"/>
    </style:style>
    <style:style style:name="ro1" style:family="table-row">
      <style:table-row-properties style:row-height="10mm" fo:break-before="auto" style:use-optimal-row-height="false"/>
    </style:style>
    <style:style style:name="ro2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mm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ackground-color="#808080" style:text-align-source="fix" style:repeat-content="false" style:vertical-align="middl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000000" style:text-align-source="fix" style:repeat-content="false" style:vertical-align="middle"/>
      <style:paragraph-properties fo:text-align="start" fo:margin-left="0mm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background-color="#808080" style:text-align-source="fix" style:repeat-content="false" style:vertical-align="middle"/>
      <style:paragraph-properties fo:text-align="start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2pt" style:font-size-asian="12pt" style:font-size-complex="12pt"/>
    </style:style>
    <style:style style:name="T1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number-columns-repeated="2" table:default-cell-style-name="ce6"/>
        <table:table-column table:style-name="co4" table:default-cell-style-name="ce20"/>
        <table:table-column table:style-name="co3" table:number-columns-repeated="1018" table:default-cell-style-name="ce20"/>
        <table:table-row table:style-name="ro1">
          <table:table-cell table:style-name="ce1" office:value-type="string" calcext:value-type="string" table:number-columns-spanned="4" table:number-rows-spanned="1">
            <text:p>You may need these tools while building the printer</text:p>
          </table:table-cell>
          <table:covered-table-cell table:style-name="ce4"/>
          <table:covered-table-cell table:style-name="ce1"/>
          <table:covered-table-cell table:style-name="ce4"/>
          <table:table-cell table:style-name="ce4"/>
          <table:table-cell table:style-name="ce1" table:number-columns-repeated="1019"/>
        </table:table-row>
        <table:table-row table:style-name="ro1">
          <table:table-cell table:style-name="ce19" office:value-type="string" calcext:value-type="string">
            <text:p>Type</text:p>
          </table:table-cell>
          <table:table-cell table:style-name="ce19" office:value-type="string" calcext:value-type="string">
            <text:p>Size</text:p>
          </table:table-cell>
          <table:table-cell table:style-name="ce19" office:value-type="string" calcext:value-type="string">
            <text:p>Quantity</text:p>
          </table:table-cell>
          <table:table-cell table:style-name="ce22" office:value-type="string" calcext:value-type="string">
            <text:p>Amazon</text:p>
          </table:table-cell>
          <table:table-cell table:style-name="ce22" office:value-type="string" calcext:value-type="string">
            <text:p>Aliexpress</text:p>
          </table:table-cell>
          <table:table-cell table:style-name="ce19" table:number-columns-repeated="1019"/>
        </table:table-row>
        <table:table-row table:style-name="ro1">
          <table:table-cell office:value-type="string" calcext:value-type="string">
            <text:p>Wrench</text:p>
          </table:table-cell>
          <table:table-cell office:value-type="string" calcext:value-type="string">
            <text:p>6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1" table:number-rows-spanned="3">
            <text:p><text:span text:style-name="T1"><text:a xlink:href="https://amzn.to/3Ux7x8S" xlink:type="simple">https://amzn.to/3Ux7x8S</text:a></text:span></text:p>
          </table:table-cell>
          <table:table-cell office:value-type="string" calcext:value-type="string" table:number-columns-spanned="1" table:number-rows-spanned="3">
            <text:p><text:a xlink:href="https://s.click.aliexpress.com/e/_DlhfAAf" xlink:type="simple">https://s.click.aliexpress.com/e/_DlhfAAf</text:a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rench</text:p>
          </table:table-cell>
          <table:table-cell office:value-type="string" calcext:value-type="string">
            <text:p>8mm</text:p>
          </table:table-cell>
          <table:table-cell office:value-type="float" office:value="1" calcext:value-type="float">
            <text:p>1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Wrench</text:p>
          </table:table-cell>
          <table:table-cell office:value-type="string" calcext:value-type="string">
            <text:p>10mm</text:p>
          </table:table-cell>
          <table:table-cell office:value-type="float" office:value="1" calcext:value-type="float">
            <text:p>1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Threading Tap</text:p>
          </table:table-cell>
          <table:table-cell office:value-type="string" calcext:value-type="string">
            <text:p>M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1" table:number-rows-spanned="2">
            <text:p><text:a xlink:href="https://amzn.to/3ukEIBX" xlink:type="simple">https://amzn.to/3ukEIBX</text:a></text:p>
          </table:table-cell>
          <table:table-cell office:value-type="string" calcext:value-type="string" table:number-columns-spanned="1" table:number-rows-spanned="2">
            <text:p><text:a xlink:href="https://s.click.aliexpress.com/e/_DCVDupz" xlink:type="simple">https://s.click.aliexpress.com/e/_DCVDupz</text:a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hreading Tap</text:p>
          </table:table-cell>
          <table:table-cell office:value-type="string" calcext:value-type="string">
            <text:p>M5</text:p>
          </table:table-cell>
          <table:table-cell office:value-type="float" office:value="1" calcext:value-type="float">
            <text:p>1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Hex key se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amzn.to/3VyezeT" xlink:type="simple">https://amzn.to/3VyezeT</text:a></text:p>
          </table:table-cell>
          <table:table-cell office:value-type="string" calcext:value-type="string">
            <text:p><text:a xlink:href="https://s.click.aliexpress.com/e/_DkgpQeP" xlink:type="simple">https://s.click.aliexpress.com/e/_DkgpQeP</text:a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ire Cut, strip, Crimp too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amzn.to/3HbPr9u" xlink:type="simple">https://amzn.to/3HbPr9u</text:a></text:p>
          </table:table-cell>
          <table:table-cell office:value-type="string" calcext:value-type="string">
            <text:p><text:a xlink:href="https://s.click.aliexpress.com/e/_Dch8rMf" xlink:type="simple">https://s.click.aliexpress.com/e/_Dch8rMf</text:a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oldering equipmen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amzn.to/3ULjwQp" xlink:type="simple">https://amzn.to/3ULjwQp</text:a></text:p>
          </table:table-cell>
          <table:table-cell office:value-type="string" calcext:value-type="string">
            <text:p><text:a xlink:href="https://s.click.aliexpress.com/e/_DBwfr4X" xlink:type="simple">https://s.click.aliexpress.com/e/_DBwfr4X</text:a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ill bit</text:p>
          </table:table-cell>
          <table:table-cell office:value-type="string" calcext:value-type="string">
            <text:p>M2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1" table:number-rows-spanned="3">
            <text:p><text:a xlink:href="https://amzn.to/3H8bDkE" xlink:type="simple">https://amzn.to/3H8bDkE</text:a></text:p>
          </table:table-cell>
          <table:table-cell office:value-type="string" calcext:value-type="string" table:number-columns-spanned="1" table:number-rows-spanned="3">
            <text:p><text:a xlink:href="https://s.click.aliexpress.com/e/_DmWo3L9" xlink:type="simple">https://s.click.aliexpress.com/e/_DmWo3L9</text:a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ill bit</text:p>
          </table:table-cell>
          <table:table-cell office:value-type="string" calcext:value-type="string">
            <text:p>M3</text:p>
          </table:table-cell>
          <table:table-cell office:value-type="float" office:value="1" calcext:value-type="float">
            <text:p>1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Drill bit</text:p>
          </table:table-cell>
          <table:table-cell office:value-type="string" calcext:value-type="string">
            <text:p>M5</text:p>
          </table:table-cell>
          <table:table-cell office:value-type="float" office:value="1" calcext:value-type="float">
            <text:p>1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Countersink dril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amzn.to/3B9eaXY" xlink:type="simple">https://amzn.to/3B9eaXY</text:a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burring Too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amzn.to/3Vuk65X" xlink:type="simple">https://amzn.to/3Vuk65X</text:a></text:p>
          </table:table-cell>
          <table:table-cell office:value-type="string" calcext:value-type="string">
            <text:p><text:a xlink:href="https://s.click.aliexpress.com/e/_DmHch4J" xlink:type="simple">https://s.click.aliexpress.com/e/_DmHch4J</text:a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ndpapers</text:p>
          </table:table-cell>
          <table:table-cell/>
          <table:table-cell office:value-type="string" calcext:value-type="string">
            <text:p>~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edle file set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<text:a xlink:href="https://amzn.to/3XWLN9d" xlink:type="simple">https://amzn.to/3XWLN9d</text:a></text:p>
          </table:table-cell>
          <table:table-cell office:value-type="string" calcext:value-type="string">
            <text:p><text:a xlink:href="https://s.click.aliexpress.com/e/_DdQ2ZRl" xlink:type="simple">https://s.click.aliexpress.com/e/_DdQ2ZRl</text:a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ble tie gu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amzn.to/3UxwGjy" xlink:type="simple">https://amzn.to/3UxwGjy</text:a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tility knif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amzn.to/3XQTMVr" xlink:type="simple">https://amzn.to/3XQTMVr</text:a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chinist right angle squ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amzn.to/3VwoDVK" xlink:type="simple">https://amzn.to/3VwoDVK</text:a></text:p>
          </table:table-cell>
          <table:table-cell table:number-columns-repeated="1020"/>
        </table:table-row>
        <table:table-row table:style-name="ro1" table:number-rows-repeated="1048280">
          <table:table-cell table:number-columns-repeated="1024"/>
        </table:table-row>
        <table:table-row table:style-name="ro2" table:number-rows-repeated="2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5">00/00/0000</text:date>, <text:time style:data-style-name="N2" text:time-value="18:22:33.93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2-03T20:53:35.066000000</meta:creation-date>
    <meta:generator>LibreOffice/7.1.2.2$Windows_X86_64 LibreOffice_project/8a45595d069ef5570103caea1b71cc9d82b2aae4</meta:generator>
    <dc:date>2022-12-05T19:17:20.567000000</dc:date>
    <meta:editing-duration>PT3H52M25S</meta:editing-duration>
    <meta:editing-cycles>178</meta:editing-cycles>
    <meta:document-statistic meta:table-count="1" meta:cell-count="70" meta:object-count="0"/>
  </office:meta>
</office:document-meta>
</file>